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1cm" svg:stroke-color="#0000ff" draw:marker-start-width="0.503cm" draw:marker-end-width="0.503cm" draw:fill-color="#ff0000" draw:textarea-vertical-align="middle" draw:auto-grow-height="false" fo:min-height="5.904cm" fo:min-width="2.903cm" fo:padding-top="0.049cm" fo:padding-bottom="0.049cm" fo:padding-left="0.049cm" fo:padding-right="0.049cm"/>
    </style:style>
    <style:style style:name="P1" style:family="paragraph">
      <loext:graphic-properties draw:fill-color="#ff0000"/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draw:custom-shape draw:name="red" draw:style-name="gr1" draw:text-style-name="P1" draw:layer="layout" svg:width="3.001cm" svg:height="6.002cm" svg:x="8.999cm" svg:y="4cm">
          <text:p/>
          <draw:enhanced-geometry svg:viewBox="10800 0 10800 21600" draw:mirror-horizontal="true" draw:glue-points="?f0 10800 16200 0 21600 0 21600 21600 16200 21600" draw:text-areas="16200 0 21600 21600" draw:type="non-primitive" draw:modifiers="10800" draw:enhanced-path="M 16200 0 L 21600 0 21600 21600 16200 21600 ?f0 10800 Z N">
            <draw:equation draw:name="f0" draw:formula="$0 "/>
            <draw:handle draw:handle-position="$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gina Henschel</meta:initial-creator>
    <meta:creation-date>2019-03-19T19:43:34.828000000</meta:creation-date>
    <dc:date>2019-03-20T13:48:41.415000000</dc:date>
    <dc:creator>Regina Henschel</dc:creator>
    <meta:editing-duration>PT3M39S</meta:editing-duration>
    <meta:editing-cycles>2</meta:editing-cycles>
    <meta:generator>BforCommit/6.3.0.0.alpha0$Windows_X86_64 LibreOffice_project/cf89d6dbfd72e60e459b2ffef313a6d8b477857b</meta:generator>
    <meta:document-statistic meta:object-count="1"/>
  </office:meta>
</office:document-meta>
</file>